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、この奥からものすごい魔力を感じ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強い！　強すぎるよ！！　もはや
魔力というか殺気だ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で間違いなさそ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ね・・・</text:p>
          </table:table-cell>
          <table:table-cell table:style-name="ce0" office:value-type="string">
            <text:p>Map384</text:p>
          </table:table-cell>
          <table:table-cell table:style-name="ce0"/>
          <table:table-cell table:style-name="ce0" office:value-type="string">
            <text:p>I-I suppose so...</text:p>
          </table:table-cell>
          <table:table-cell table:number-columns-repeated="1020"/>
        </table:table-row>
        <table:table-row>
          <table:table-cell table:style-name="ce0" office:value-type="string">
            <text:p>熾天宮で会った時よりも、さらにすごくなってる
みた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こっちには秘密兵器があ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干渉剤S.D。　これが勝利の鍵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白カラットはこちらが干渉剤を持っている
ことを知っ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簡単には隙を見せてはくれな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その辺はホラ、うまくやれば何とか
なる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！　“うまくやれば”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具体的には、どうやる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勢いクラスタって怖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にかく・・・隙を見つけま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！　隙を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く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き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